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1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3" style:family="table-cell" style:parent-style-name="Default">
      <style:text-properties style:use-window-font-color="true" style:font-name="Times New Roman1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1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2" style:family="table-cell" style:parent-style-name="Default">
      <style:text-properties style:use-window-font-color="true" style:font-name="Times New Roman1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1" fo:font-size="12pt" fo:language="none" fo:country="none" fo:font-style="italic" fo:font-weight="normal" style:font-name-asian="Times New Roman" style:font-size-asian="12pt" style:language-asian="none" style:country-asian="none" style:font-style-asian="italic" style:font-weight-asian="normal" style:font-name-complex="Times New Roman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1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1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es" fo:country="ES" style:font-size-asian="12pt" style:font-name-complex="Lucida Sans" style:font-size-complex="12pt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8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"/>
    </style:style>
    <style:style style:name="T31" style:family="text">
      <style:text-properties style:font-name="Times New Roman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color="#000000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-asian="Times New Roman4" style:font-name-complex="Times New Roman4"/>
    </style:style>
    <style:style style:name="T65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66" style:family="text">
      <style:text-properties fo:color="#000000" style:font-name="Times New Roman1" fo:font-size="12pt" fo:font-style="italic" style:font-size-asian="12pt" style:font-size-complex="12pt" style:font-style-asian="italic" style:font-style-complex="italic"/>
    </style:style>
    <style:style style:name="T67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68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69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0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1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2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3" style:family="text">
      <style:text-properties fo:color="#000000" style:font-name="Times New Roman1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74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75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77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78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79" style:family="text">
      <style:text-properties style:font-name="Times New Roman1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0" style:family="text">
      <style:text-properties fo:color="#000000" style:font-name="Times New Roman1" fo:font-size="12pt" fo:font-weight="normal" fo:font-style="italic" style:font-name-asian="Times New Roman4" style:font-name-complex="Times New Roman4" style:font-size-asian="12pt" style:font-size-complex="12pt" style:font-weight-asian="normal" style:font-weight-complex="normal" style:font-style-asian="italic" style:font-style-complex="italic"/>
    </style:style>
    <style:style style:name="T81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 fo:font-weight="bold" style:font-weight-asian="bold" style:font-weight-complex="bold"/>
    </style:style>
    <style:style style:name="T82" style:family="text">
      <style:text-properties fo:color="#000000" style:font-name="Times New Roman1" fo:font-size="12pt" fo:font-style="italic" style:font-name-asian="Times New Roman4" style:font-name-complex="Times New Roman4" style:font-size-asian="12pt" style:font-size-complex="12pt" style:font-style-asian="italic" style:font-style-complex="italic" fo:font-weight="normal" style:font-weight-asian="normal" style:font-weight-complex="normal"/>
    </style:style>
    <style:style style:name="T8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4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85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86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8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9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style:font-name="Times New Roman1"/>
    </style:style>
    <style:style style:name="T93" style:family="text">
      <style:text-properties style:font-name="Times New Roman1" fo:font-weight="bold" style:font-weight-asian="bold" style:font-weight-complex="bold"/>
    </style:style>
    <style:style style:name="T94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5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6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font-size="12pt" style:font-size-asian="12pt" style:font-size-complex="12pt" fo:font-weight="bold" style:font-weight-asian="bold" style:font-weight-complex="bold"/>
    </style:style>
    <style:style style:name="T99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0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1" style:family="text">
      <style:text-properties fo:color="#000000" style:font-name="Times New Roman1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2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04" style:family="text">
      <style:text-properties fo:color="#000000"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5" style:family="text">
      <style:text-properties fo:color="#000000"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7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08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09" style:family="text">
      <style:text-properties fo:color="#000000" style:font-name="Times New Roman1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0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1" style:family="text">
      <style:text-properties style:font-name-asian="Times New Roman" style:font-name-complex="Times New Roman"/>
    </style:style>
    <style:style style:name="T112" style:family="text">
      <style:text-properties style:font-name-asian="Times New Roman" style:font-name-complex="Times New Roman" fo:font-weight="bold" style:font-weight-asian="bold" style:font-weight-complex="bold"/>
    </style:style>
    <style:style style:name="T113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4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16" style:family="text">
      <style:text-properties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117" style:family="text">
      <style:text-properties style:font-name="Times New Roman1" fo:font-size="12pt" style:font-name-asian="Times New Roman" style:font-name-complex="Times New Roman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18" style:family="text">
      <style:text-properties style:font-name="Times New Roman1" fo:font-size="12pt" style:font-name-asian="Times New Roman" style:font-name-complex="Times New Roman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9" style:family="text">
      <style:text-properties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20" style:family="text">
      <style:text-properties style:font-name-asian="ArialUnicodeMS" style:font-name-complex="ArialUnicodeMS"/>
    </style:style>
    <style:style style:name="T121" style:family="text">
      <style:text-properties style:font-name-asian="ArialUnicodeMS" style:font-name-complex="ArialUnicodeMS" fo:font-weight="bold" style:font-weight-asian="bold" style:font-weight-complex="bold"/>
    </style:style>
    <style:style style:name="T122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24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5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26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7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28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9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30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31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32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3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34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35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36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style="italic" style:font-size-asian="12pt" style:font-size-complex="12pt" style:font-style-asian="italic" style:font-style-complex="italic"/>
    </style:style>
    <style:style style:name="T138" style:family="text">
      <style:text-properties fo:font-weight="bold" style:font-weight-asian="bold" style:font-weight-complex="bold" style:font-name-asian="ArialUnicodeMS" style:font-name-complex="ArialUnicodeMS"/>
    </style:style>
    <style:style style:name="T139" style:family="text">
      <style:text-properties fo:font-weight="bold" style:font-name-asian="ArialUnicodeMS" style:font-name-complex="ArialUnicodeMS" style:font-weight-asian="bold" style:font-weight-complex="bold"/>
    </style:style>
    <style:style style:name="T140" style:family="text">
      <style:text-properties style:font-name-asian="ArialUnicodeMS" style:font-name-complex="ArialUnicodeMS" fo:font-weight="normal" style:font-weight-asian="normal" style:font-weight-complex="normal"/>
    </style:style>
    <style:style style:name="T141" style:family="text">
      <style:text-properties style:font-name="Times New Roman1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42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43" style:family="text">
      <style:text-properties style:font-name="Times New Roman1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44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5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46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47" style:family="text">
      <style:text-properties style:font-name="Times New Roman" fo:font-size="12pt" fo:font-weight="bold" fo:font-style="italic" style:font-name-asian="Times New Roman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148" style:family="text">
      <style:text-properties style:font-name="Times New Roman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149" style:family="text">
      <style:text-properties fo:font-weight="bold" style:font-name-asian="Times New Roman" style:font-name-complex="Times New Roman" style:font-weight-asian="bold" style:font-weight-complex="bold"/>
    </style:style>
    <style:style style:name="T150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51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52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3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54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" style:font-name-complex="Times New Roman"/>
    </style:style>
    <style:style style:name="T155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 fo:font-weight="bold" style:font-weight-asian="bold" style:font-weight-complex="bold"/>
    </style:style>
    <style:style style:name="T156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name-asian="Times New Roman" style:font-name-complex="Times New Roman" style:font-weight-asian="normal" style:font-weight-complex="normal"/>
    </style:style>
    <style:style style:name="T157" style:family="text">
      <style:text-properties style:font-name-asian="ArialNarrow" style:font-name-complex="ArialNarrow"/>
    </style:style>
    <style:style style:name="T158" style:family="text">
      <style:text-properties style:font-name-asian="ArialNarrow" style:font-name-complex="ArialNarrow" fo:font-weight="bold" style:font-weight-asian="bold" style:font-weight-complex="bold"/>
    </style:style>
    <style:style style:name="T159" style:family="text">
      <style:text-properties style:font-name-asian="ArialNarrow-Italic" style:font-name-complex="ArialNarrow-Italic" fo:font-style="normal" style:font-style-asian="normal" style:font-style-complex="normal"/>
    </style:style>
    <style:style style:name="T160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1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62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6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64" style:family="text">
      <style:text-properties style:font-name="Times New Roman1" style:font-name-asian="Times New Roman1" style:font-name-complex="Times New Roman1"/>
    </style:style>
    <style:style style:name="T165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6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0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2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7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75" style:family="text">
      <style:text-properties style:font-name="Times New Roman1" fo:font-size="12pt" style:font-size-asian="12pt" style:font-size-complex="12pt" style:font-name-complex="Times New Roman1"/>
    </style:style>
    <style:style style:name="T176" style:family="text">
      <style:text-properties style:font-name="Times New Roman1" fo:font-size="12pt" style:font-size-asian="12pt" style:font-size-complex="12pt" style:font-name-complex="Times New Roman"/>
    </style:style>
    <style:style style:name="T177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178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179" style:family="text">
      <style:text-properties style:font-name="Times New Roman1" fo:font-size="12pt" style:font-name-complex="Times New Roman1" style:font-size-asian="12pt" style:font-size-complex="12pt"/>
    </style:style>
    <style:style style:name="T180" style:family="text">
      <style:text-properties style:font-name="Times New Roman1" fo:font-style="italic" style:font-style-complex="italic"/>
    </style:style>
    <style:style style:name="T181" style:family="text">
      <style:text-properties style:font-name="Times New Roman1" fo:font-size="12pt" style:font-name-complex="Times New Roman1" style:font-size-asian="12pt" style:font-size-complex="12pt" fo:font-style="italic" style:font-style-complex="italic"/>
    </style:style>
    <style:style style:name="T182" style:family="text">
      <style:text-properties style:font-name="Times New Roman1" fo:font-size="12pt" style:font-size-asian="12pt" style:font-size-complex="12pt" fo:font-style="normal" style:font-style-complex="normal"/>
    </style:style>
    <style:style style:name="T183" style:family="text">
      <style:text-properties style:font-name="Times New Roman1" fo:font-size="12pt" style:font-size-asian="12pt" style:font-size-complex="12pt" fo:font-style="italic" style:font-style-complex="italic"/>
    </style:style>
    <style:style style:name="T184" style:family="text">
      <style:text-properties fo:font-size="12pt" style:font-size-asian="12pt" style:font-size-complex="12pt" fo:font-style="italic" style:font-style-complex="italic"/>
    </style:style>
    <style:style style:name="T185" style:family="text">
      <style:text-properties style:font-name="Times New Roman" style:font-name-asian="Times New Roman" style:font-name-complex="Times New Roman"/>
    </style:style>
    <style:style style:name="T186" style:family="text">
      <style:text-properties style:font-name="Times New Roman1" style:font-name-complex="Times New Roman1"/>
    </style:style>
    <style:style style:name="T187" style:family="text">
      <style:text-properties style:font-name="Times New Roman1" style:font-name-complex="Times New Roman1" fo:font-style="italic" style:font-style-complex="italic"/>
    </style:style>
    <style:style style:name="T188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189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190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191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"/>
    </style:style>
    <style:style style:name="T192" style:family="text">
      <style:text-properties style:font-name="Times New Roman1" fo:font-size="12pt" style:font-name-complex="Times New Roman1" style:font-size-asian="12pt" style:font-size-complex="12pt" fo:font-style="normal" style:font-style-complex="normal"/>
    </style:style>
    <style:style style:name="T193" style:family="text">
      <style:text-properties style:font-name-complex="Times New Roman1"/>
    </style:style>
    <style:style style:name="T194" style:family="text">
      <style:text-properties style:font-name-complex="Times New Roman"/>
    </style:style>
    <style:style style:name="T195" style:family="text">
      <style:text-properties style:font-name-complex="Times New Roman1" fo:font-style="italic" style:font-style-complex="italic"/>
    </style:style>
    <style:style style:name="T196" style:family="text">
      <style:text-properties style:font-name-complex="Times New Roman1" fo:font-style="normal" style:font-style-complex="normal"/>
    </style:style>
    <style:style style:name="T197" style:family="text">
      <style:text-properties fo:font-size="12pt" style:font-name-complex="Times New Roman1" style:font-size-asian="12pt" style:font-size-complex="12pt"/>
    </style:style>
    <style:style style:name="T198" style:family="text">
      <style:text-properties fo:font-size="12pt" style:font-size-asian="12pt" style:font-size-complex="12pt" style:font-name-complex="Times New Roman"/>
    </style:style>
    <style:style style:name="T199" style:family="text">
      <style:text-properties fo:font-size="12pt" style:font-size-asian="12pt" style:font-size-complex="12pt" style:font-name-complex="Times New Roman" fo:font-style="italic" style:font-style-complex="italic"/>
    </style:style>
    <style:style style:name="T200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/>
    </style:style>
    <style:style style:name="T201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 fo:font-style="italic" style:font-style-complex="italic"/>
    </style:style>
    <style:style style:name="T202" style:family="text">
      <style:text-properties fo:font-size="12pt" style:letter-kerning="true" fo:language="es" fo:country="ES" style:language-asian="zh" style:country-asian="CN" style:language-complex="hi" style:country-complex="IN" style:font-name-asian="Times New Roman" style:font-name-complex="Times New Roman1" style:font-size-asian="12pt" style:font-size-complex="12pt" style:use-window-font-color="true"/>
    </style:style>
    <style:style style:name="T20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0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06" style:family="text">
      <style:text-properties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65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75">Bernat. 1980 </text:span><text:span text:style-name="T176">[1545]</text:span><text:span text:style-name="T175">. </text:span><text:span text:style-name="T177">Linguae vasconum primitiae</text:span><text:span text:style-name="T17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79">Leizarraga, Joanes. 1990 </text:span><text:span text:style-name="T176">[</text:span><text:span text:style-name="T175">1571</text:span><text:span text:style-name="T176">]</text:span><text:span text:style-name="T175">. </text:span><text:span text:style-name="T177">Iesus Christ gure iaunaren testamentu berria, Othoitza ecclesiasticoen forma,Catechismea, Kalendrera, ABC edo christinoen instructionea</text:span><text:span text:style-name="T17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2">Arriolabengoa, Julen. 2006. </text:span><text:span text:style-name="T180">Ibarguen-Cachopín kronika: Edizioa eta azterketa</text:span><text:span text:style-name="T92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79">Urkixo, Julio. 1919. </text:span><text:span text:style-name="T181">El refranero vasco</text:span><text:span text:style-name="T179">, vol. I: </text:span><text:span text:style-name="T181">Los refranes de Garibay</text:span><text:span text:style-name="T179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2">Betolazaren “Doctrina christiana”. </text:span><text:span text:style-name="T183">Euskera</text:span><text:span text:style-name="T18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2">Betolazaren “Doctrina christiana”. </text:span><text:span text:style-name="T183">Euskera</text:span><text:span text:style-name="T18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82">Betolazaren “Doctrina christiana”. </text:span><text:span text:style-name="T183">Euskera</text:span><text:span text:style-name="T18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97">Lakarra, Joseba A. 1996. </text:span><text:span text:style-name="T184">Refranes y sentencias (1596): Ikerketak eta edizioa</text:span><text:span text:style-name="T9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8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8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Gura doçun ni </text:span><text:span text:style-name="T63">enplea nadin</text:span><text:span text:style-name="T62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, bada, obato </text:span><text:span text:style-name="T65">erregidu</text:span><text:span text:style-name="T64"> cegati </text:span><text:span text:style-name="T65">çan</text:span><text:span text:style-name="T64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6">Arren, Sirena, ene bioça, </text:span><text:span text:style-name="T67">suplicaetan nachaçu</text:span><text:span text:style-name="T66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 ala eguin eben, cegaiti, biaramunean, Ascanio erechan guiçon aberaspategaz</text:span><text:span text:style-name="T65"> jarri çan</text:span><text:span text:style-name="T64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68">serviduco çaut</text:span><text:span text:style-name="T69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0">suplicaetan nachazu</text:span><text:span text:style-name="T34"> deguioçula oy Silverori </text:span><text:span text:style-name="T71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Nachaçu suplicaetan</text:span><text:span text:style-name="T64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Quen çatez</text:span><text:span text:style-name="T64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ia, </text:span><text:span text:style-name="T65">quen aquit</text:span><text:span text:style-name="T64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Suplicaetan nachaçu</text:span><text:span text:style-name="T74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Quen aquit </text:span><text:span text:style-name="T74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, an elduric,</text:span><text:span text:style-name="T65"> jarri citecen</text:span><text:span text:style-name="T64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4">Belarico jarri cirean; </text:span><text:span text:style-name="T34">laster </text:span><text:span text:style-name="T70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0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0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nic bere, jaquin eguiçu oyta </text:span><text:span text:style-name="T65">naxala fundadu</text:span><text:span text:style-name="T64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6"> </text:span><text:span text:style-name="T75">jarri guinean</text:span><text:span text:style-name="T69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69">oen gañean </text:span><text:span text:style-name="T76">jasarri cidin</text:span><text:span text:style-name="T69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69"> </text:span>Flora oy encerraduric, <text:span text:style-name="T69">cerren bertati </text:span><text:span text:style-name="T76">jarri cirean</text:span><text:span text:style-name="T69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gun baten, bada, Silvero eta Silvia, Doristeo ta Sirena, lauoc batera nor bere ardiaquin joacela, </text:span><text:span text:style-name="T65">topadu cirean</text:span><text:span text:style-name="T64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 bere, nai ez neuque, </text:span>mundu guztiagaitirren, <text:span text:style-name="T69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69">oy ez</text:span><text:span text:style-name="T76">ta</text:span><text:span text:style-name="T69"> cerren </text:span><text:span text:style-name="T76">ecusi</text:span><text:span text:style-name="T69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3">Il nadin</text:span><text:span text:style-name="T54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c, ecusiric çala Sirena enojadu, escuetan eucan arpea iramo eben, ain furia andiaz ece utra pedaçu asco </text:span><text:span text:style-name="T65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On ez derechun azquero, nic prometietan deusut ece laster </text:span><text:span text:style-name="T65">osatu çatezqueala</text:span><text:span text:style-name="T64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Jaicoari </text:span><text:span text:style-name="T65">nai</text:span><text:span text:style-name="T64"> eç </text:span><text:span text:style-name="T65">daquiola</text:span><text:span text:style-name="T64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7">Nachaçu suplicaetan</text:span><text:span text:style-name="T64"> </text:span><text:span text:style-name="T65">nay daquiçula</text:span><text:span text:style-name="T64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Dacusqueçun </text:span><text:span text:style-name="T64">gauçagayti ez beguioc espilurean quendu, cegayti bertati </text:span><text:span text:style-name="T65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8">suplicaetan liçatela</text:span><text:span text:style-name="T34"> </text:span><text:span text:style-name="T70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Çuen causaz arçaiten dogun azquero, çuec bere </text:span><text:span text:style-name="T65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79">çuc ni gaxqui tratadu arren </text:span><text:span text:style-name="T34">oy ni </text:span><text:span text:style-name="T70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Ni aren minez </text:span><text:span text:style-name="T65">ilte ninçan</text:span><text:span text:style-name="T64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Orduan </text:span><text:span text:style-name="T81">acordaduco çara</text:span><text:span text:style-name="T82"> </text:span><text:span text:style-name="T78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6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6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8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itartean, </text:span><text:span text:style-name="T84">obligatu naicen </text:span><text:span text:style-name="T85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9">Krajewska, Dorota, Eneko Zuloaga, Ekaitz Santazilia, Borja Ariztimuño, Oxel Uribe-Etxebarria &amp; Urtzi Reguero. 2017. </text:span><text:span text:style-name="T181">Esteve Materraren Do(c)trina Christiana (1617 &amp; 1623): edizioa eta azterketa</text:span><text:span text:style-name="T17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6">Finean, </text:span><text:span text:style-name="T87">gueuretçat </text:span><text:span text:style-name="T88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9">Krajewska, Dorota, Eneko Zuloaga, Ekaitz Santazilia, Borja Ariztimuño, Oxel Uribe-Etxebarria &amp; Urtzi Reguero. 2017. </text:span><text:span text:style-name="T181">Esteve Materraren Do(c)trina Christiana (1617 &amp; 1623): edizioa eta azterketa</text:span><text:span text:style-name="T17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Orduan sartcen gara eliçan, eta </text:span><text:span text:style-name="T90">eguiten gara </text:span><text:span text:style-name="T91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79">Krajewska, Dorota, Eneko Zuloaga, Ekaitz Santazilia, Borja Ariztimuño, Oxel Uribe-Etxebarria &amp; Urtzi Reguero. 2017. </text:span><text:span text:style-name="T181">Esteve Materraren Do(c)trina Christiana (1617 &amp; 1623): edizioa eta azterketa</text:span><text:span text:style-name="T17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6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6">Lakarra, Joseba A. 1999. </text:span><text:span text:style-name="T187">L’Interprect ou traduction du françois, espagol &amp; basque</text:span><text:span text:style-name="T186"> (~ 1620): II. Elkarrizketak. </text:span><text:span text:style-name="T188">International Journal of Basque Linguistics and Philology </text:span><text:span text:style-name="T189">[</text:span><text:span text:style-name="T190">ASJU</text:span><text:span text:style-name="T189">] 33(2). 493</text:span><text:span text:style-name="T191">–</text:span><text:span text:style-name="T18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2">ê naiçenarenganyq eçen </text:span><text:span text:style-name="T93">beguyratoco nais</text:span><text:span text:style-name="T92"> fidatcen ez naiçenarenganyq</text:span></text:p>
          </table:table-cell>
          <table:table-cell table:style-name="ce13" office:value-type="string" calcext:value-type="string">
            <text:p><text:span text:style-name="T16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6">Lakarra, Joseba A. 1999. </text:span><text:span text:style-name="T187">L’Interprect ou traduction du françois, espagol &amp; basque</text:span><text:span text:style-name="T186"> (~ 1620): II. Elkarrizketak. </text:span><text:span text:style-name="T188">International Journal of Basque Linguistics and Philology </text:span><text:span text:style-name="T189">[</text:span><text:span text:style-name="T190">ASJU</text:span><text:span text:style-name="T189">] 33(2). 493</text:span><text:span text:style-name="T191">–</text:span><text:span text:style-name="T18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6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86">Lakarra, Joseba A. 1999. </text:span><text:span text:style-name="T187">L’Interprect ou traduction du françois, espagol &amp; basque</text:span><text:span text:style-name="T186"> (~ 1620): II. Elkarrizketak. </text:span><text:span text:style-name="T188">International Journal of Basque Linguistics and Philology </text:span><text:span text:style-name="T189">[</text:span><text:span text:style-name="T190">ASJU</text:span><text:span text:style-name="T189">] 33(2). 493</text:span><text:span text:style-name="T191">–</text:span><text:span text:style-name="T189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4">Hau nola den obequiago adiceco bearda jaquin nola Mezan daucagun presentean Iaungoycoaren Semea guizon eguincena, ceyn </text:span><text:span text:style-name="T95">concebitu yçandubaytçen</text:span><text:span text:style-name="T96"> Andre dona Mariaren sabelean Espiritu sanduaren obras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6">orci yçandu baycen</text:span> gure Iauna munduaren Saluaçall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6">yll yçandubaycen</text:span> munduaren saluaçall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6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6">conuertiditecen</text:span>, eta ala barcaceco becatariey veren becatu guci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6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6">ofrecicendela</text:span> Ayta eternoari gure 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6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6">ofrecicenden</text:span> manera mota da diferente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6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6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6">ofrecicedin</text:span> gurutzebatean gure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6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4">Errandenetic atracenda lembicicoric ere Meza dela gauçabat ceñetan honrra gueyago ematen bayçayo Iaun goycoari, eta gueyago agradacen çayona eces berce gauça guciac ceren artan </text:span><text:span text:style-name="T95">ofrecicenbayçayo</text:span><text:span text:style-name="T96"> erranden beçala Iesu Christo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6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97">Oray mezan errecebicen, eta </text:span><text:span text:style-name="T98">ofrecicẽdena</text:span><text:span text:style-name="T97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6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6">deycenda</text:span> Amito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6">erratenden</text:span> horos, graciac emandrazquiogu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6">ofrecicen çayon</text:span> sacrificioa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6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6">ofrecicen den</text:span> sacrificioa dela auentajatuag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6">bearçayo ofrecitu</text:span> sacrificioa, eta ez yori berceri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6">leycen da</text:span> nola eguincituen Aldare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6">ofrecicen çayonean</text:span>, Ayta eternoari agradacençayo ambat nola ordu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6">transfiguratu cenean</text:span> auda ene semea onericia ceyn agradacen bayçat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6">erratenden</text:span>oros Sacramentu sandur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6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6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6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6">erranden</text:span> beçala Iesu Christ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6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6">ofrecicen den</text:span> sacrificioa, ayen ycene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6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6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6">bearçayo ofrecitu</text:span> Iaungoycoari, oroytcengaradela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6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6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6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6">ematençayonean</text:span> ambat contentu nola erran bayt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6">erran bayt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6">bearden</text:span> Mezaco sacrificioa <text:span text:style-name="T6">ofratu</text:span> güero erranend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6">erranend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6">eguin bearden</text:span> leen Meza ongui ençuteco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6">eguin beardirade</text:span> bi gauz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6">ylcencel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6">atrazendela</text:span> Pilatosen eche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6">eguincedin</text:span> guiçon, eta ofrecicedin gurutzebatean guregatic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6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6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6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6">oroytcengaradela</text:span> sandues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6">oroytcen baycarade</text:span> lurrean</text:p>
          </table:table-cell>
          <table:table-cell table:style-name="ce64" office:value-type="string" calcext:value-type="string">
            <text:p><text:span text:style-name="T166">Beriain’s </text:span><text:span text:style-name="T167">Tratado de como se ha de oyr missa</text:span><text:span text:style-name="T168"> (1621)</text:span></text:p>
          </table:table-cell>
          <table:table-cell table:style-name="ce12" office:value-type="string" calcext:value-type="string">
            <text:p><text:span text:style-name="T179">Beriain, Juan. 1621. </text:span><text:span text:style-name="T181">Tratado de como se ha de oyr missa</text:span><text:span text:style-name="T192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0">hiltzen denean</text:span><text:span text:style-name="T99">, ondotik gelditzen den seme emazurtza, anhitz lekhutan </text:span><text:span text:style-name="T101">da</text:span><text:span text:style-name="T99"> bere aitaren amoreakgatik </text:span><text:span text:style-name="T101">ongi ethorria</text:span><text:span text:style-name="T99"> eta arraiki errezibit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0">hiltzen denean</text:span><text:span text:style-name="T99">, ondotik gelditzen den seme emazurtza, anhitz lekhutan </text:span><text:span text:style-name="T101">da</text:span><text:span text:style-name="T99"> bere aitaren amoreakgatik </text:span><text:span text:style-name="T100">ongi ethorria</text:span><text:span text:style-name="T99"> eta </text:span><text:span text:style-name="T101">arraiki errezibit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Ordea, zeren ezpaitira hamar bat hi tz edo baizen, hunela diferentki eta bi aldetara </text:span><text:span text:style-name="T101">eskiribatzen direnak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ldin </text:span><text:span text:style-name="T101">egin baliz</text:span><text:span text:style-name="T99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Kargatu zituen hanbat manamenduz, sakrifizioz eta zirimonia suertez, hekin batean </text:span><text:span text:style-name="T101">khen zedin</text:span><text:span text:style-name="T99"> hanbat kalteren eta damuren haste eta pitzgarri den alfertasun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lutarkok egiten du liburu bat, etsaietarik </text:span><text:span text:style-name="T101">atheratzen den</text:span><text:span text:style-name="T99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rrazoin hunengatik </text:span><text:span text:style-name="T101">erran ahal diteke</text:span><text:span text:style-name="T99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rrazoin hunengatik </text:span><text:span text:style-name="T100">erran ahal diteke</text:span><text:span text:style-name="T99">, etzuela egundaino gure Jaungoikoak nahi izatu, </text:span><text:span text:style-name="T101">akhaba zekizten</text:span><text:span text:style-name="T99"> Israeleko seme hei bere etsai guztiak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2">Egin da</text:span><text:span text:style-name="T103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Ordea, nola ezpainin tzen neure buruaz fida, </text:span><text:span text:style-name="T101">desenkusatu nintzen</text:span><text:span text:style-name="T99"> ahal bezanbat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alferrik, zeren hain zinez eta batetan </text:span><text:span text:style-name="T101">lothu zeizkidan</text:span><text:span text:style-name="T99">, non ezetz erraiteko bide guztiak hertsi baitzerauzkidaten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ikhusirik zein gauza guti </text:span><text:span text:style-name="T101">edireiten den</text:span><text:span text:style-name="T99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dakit, halaber, ezin </text:span><text:span text:style-name="T101">heda naitekeiela</text:span><text:span text:style-name="T99"> euskarako minza tze molde guztietar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ez </text:span><text:span text:style-name="T101">naiz</text:span><text:span text:style-name="T99"> ni hargatik </text:span><text:span text:style-name="T101">bekhaiztuko</text:span><text:span text:style-name="T99">, eta ez mutturturik gaitzez jarriko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ez </text:span><text:span text:style-name="T101">naiz</text:span><text:span text:style-name="T99"> ni hargatik </text:span><text:span text:style-name="T100">bekhaiztuko</text:span><text:span text:style-name="T99">, eta ez mutturturik gaitzez </text:span><text:span text:style-name="T101">jarriko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nola batbedera bakearekin lohakar tzen, ezansia tzen eta gorpu tzaren plazeretara </text:span><text:span text:style-name="T101">emaiten bait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4">Erran zuen, guztiak desegin, plaundu eta lurrarekin berdindu behar zuela, zeren bere gerla guztiak eta egitekoak hiri hartarik sortzen zeiztela, eta hura deseginez gero, bakean eta soseguan </text:span><text:span text:style-name="T105">jarriko zir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Zeren berehala jendea alferkeriari, jan-edanari, erran- merranei, eta aisiak dakhazkeien gaixtakeria suerte guztiei </text:span><text:span text:style-name="T106">emanen zeiela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07">Bigarrenean kidatzen </text:span><text:span text:style-name="T108">da</text:span><text:span text:style-name="T107">, eta </text:span><text:span text:style-name="T108">aitzinatzen</text:span><text:span text:style-name="T107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ta kolpea hu ts egin bada ere, </text:span><text:span text:style-name="T101">eztela</text:span><text:span text:style-name="T99"> zure faltaz edo zu hartako ez gai izanez </text:span><text:span text:style-name="T101">huts egin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 ere </text:span><text:span text:style-name="T101">eskiribatuko baita</text:span><text:span text:style-name="T99"> euskaraz, hura guztia, euskaldunen buruzagi bezala, zuri dagotzula, zuri </text:span><text:span text:style-name="T100">zor zaitzu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 ere </text:span><text:span text:style-name="T100">eskiribatuko baita</text:span><text:span text:style-name="T99"> euskaraz, hura guztia, euskaldunen buruzagi bezala, zuri dagotzula, zuri </text:span><text:span text:style-name="T101">zor zaitzu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9">Ediren bedi</text:span><text:span text:style-name="T99"> liburutto hunetan, Echaus eta Echausen omena eta izen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Konpainia berean galdegin zen berehala, ea nori </text:span><text:span text:style-name="T101">emanen zeikan</text:span><text:span text:style-name="T99"> liburuaren egiteko karg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ikhusirik zein gauza guti </text:span><text:span text:style-name="T101">edireiten den</text:span><text:span text:style-name="T99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nseiukarrean bezala </text:span><text:span text:style-name="T101">egiten diren</text:span><text:span text:style-name="T99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ilare, harroin edo thonba laur kantoinetako gora ail txatu batzuk, </text:span><text:span text:style-name="T101">egin ahal zitezkeien</text:span><text:span text:style-name="T99"> gorenak, ondoan zabal eta puntan mehar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na etsaien artean garenean, </text:span><text:span text:style-name="T101">behar dira</text:span><text:span text:style-name="T99"> buru-beharriak </text:span><text:span text:style-name="T101">ernatu</text:span><text:span text:style-name="T99">, zer egiten eta erraiten den behatu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01">hersten zaizt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Aita prestu ohorezko bat </text:span><text:span text:style-name="T101">hiltzen denean</text:span><text:span text:style-name="T99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Pisistrato Atenasko tirano gaixto hark ikhusi zuenean plaza guztia jende alferrez bethea, eta hetarik anhi tz malizia eta pensu gaixto </text:span><text:span text:style-name="T101">sor zitekeiela</text:span><text:span text:style-name="T99">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3">Erran zuen, guztiak desegin, plaundu eta lurrarekin berdindu behar zuela, zeren bere gerla guztiak eta egitekoak hiri hartarik </text:span><text:span text:style-name="T106">sortzen zeiztela</text:span><text:span text:style-name="T110">, eta hura deseginez gero, bakean eta soseguan jarriko zir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Bai, ordea, joan zara; lekhuz </text:span><text:span text:style-name="T101">aldatu zara</text:span><text:span text:style-name="T99">; hemengo aldia egin duzu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Zeren anhitz moldez eta diferentki </text:span><text:span text:style-name="T101">minzatzen baitira</text:span><text:span text:style-name="T99"> Euskal Herrian 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Hari eskerrak errenda ia tzo tzu, eta nitzaz ere othoitz egiteaz, arren othoi, </text:span><text:span text:style-name="T101">orhoit zaitezi</text:span></text:p>
          </table:table-cell>
          <table:table-cell table:style-name="ce64" office:value-type="string" calcext:value-type="string">
            <text:p><text:span text:style-name="T166">Axular’s </text:span><text:span text:style-name="T167">Gero</text:span><text:span text:style-name="T16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1">Emaztearen gaitzez </text:span><text:span text:style-name="T112">xikira zedina </text:span><text:span text:style-name="T111">adarreki </text:span><text:span text:style-name="T112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13">Emaztearen gaitzez </text:span><text:span text:style-name="T114">xikira zedina </text:span><text:span text:style-name="T113">adarreki </text:span><text:span text:style-name="T114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9">Oihenart, Arnaud. 2003 </text:span><text:span text:style-name="T176">[1657]</text:span><text:span text:style-name="T175">. </text:span><text:span text:style-name="T177">Euskal atsotitzak eta neurtitzak</text:span><text:span text:style-name="T17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93">Oihenart, Arnaud. 2003 </text:span><text:span text:style-name="T194">[1657]</text:span><text:span text:style-name="T193">. </text:span><text:span text:style-name="T195">Euskal atsotitzak eta neurtitzak</text:span><text:span text:style-name="T19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69">Tartas’ </text:span><text:span text:style-name="T170">Onsa hilceco bidia</text:span><text:span text:style-name="T17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8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8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15">Amor, ni </text:span><text:span text:style-name="T116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Escuara, eta escualdunac </text:span><text:span text:style-name="T114">mespreciatuac</text:span><text:span text:style-name="T113">, eta </text:span><text:span text:style-name="T114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Verthutea deitcen da verthute, ceren bere indarrez</text:span><text:span text:style-name="T7"> […] </text:span><text:span text:style-name="T117">ezbaita bentçutua </text:span><text:span text:style-name="T118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9">Consolatcen naiz</text:span><text:span text:style-name="T115">, ceren iduritcen baitçait asqui eguin dudala bederen ondocoei perfecinorateco</text:span><text:span text:style-name="T116"> </text:span><text:span text:style-name="T115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9">Sarthu cen </text:span><text:span text:style-name="T115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3">Guerla hunetan </text:span><text:span text:style-name="T114">hil ciren </text:span><text:span text:style-name="T113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8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6">santificatua izanbidi</text:span> ceure icen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6">concebitu zan</text:span> Espiritu Santuaren obraz, ta virtutez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6">izandu zan</text:span> <text:span text:style-name="T6">crucificatua</text:span>, <text:span text:style-name="T6">illa</text:span>, eta <text:span text:style-name="T6">sepultatu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6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20">Cerren, guizon guciac </text:span><text:span text:style-name="T121">concebitcen</text:span><text:span text:style-name="T120">, eta </text:span>jayotcen <text:span text:style-name="T6">badira</text:span> <text:span text:style-name="T120">ere aitagandic, </text:span>eta <text:span text:style-name="T120">amagand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6">eguin izandu zala</text:span> MARIA Virginaren sabel virginalean Espiritu Santuaren obraz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6">sinistua izan dadi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22">Acusatcen naiz </text:span><text:span text:style-name="T85">seigarren mandamentuan, pecatu eguin dedal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3">Ciñatcen</text:span><text:span text:style-name="T83">, eta </text:span><text:span text:style-name="T84">santiguatcen gueradenean </text:span><text:span text:style-name="T85">confessatcen ditugu gueure fedè santuco mysterioaetan principalena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4">Jesu-Christo bera, ceña </text:span><text:span text:style-name="T84">ofrecitcen zayon</text:span><text:span text:style-name="T125"> </text:span><text:span text:style-name="T126">altare santuan bere aita eternoari gueure remedioraco, crutce santuan </text:span><text:span text:style-name="T127">ofrecitu citzaion </text:span><text:span text:style-name="T126">becel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8">Jesu-Christo bera, ceña </text:span><text:span text:style-name="T129">ofrecitcen zayon </text:span><text:span text:style-name="T130">altare santuan bere aita eternoari gueure remedioraco, crutce santuan </text:span><text:span text:style-name="T131">ofrecitu citzaion</text:span><text:span text:style-name="T132"> </text:span><text:span text:style-name="T133">becel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Culpaz eduqui baceban ignorantcia, </text:span><text:span text:style-name="T84">eztcebala disculpatu </text:span><text:span text:style-name="T85">ignorantcia orrec culpa içatet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ere pecatuaz </text:span><text:span text:style-name="T84">alabatu </text:span><text:span text:style-name="T85">ote </text:span><text:span text:style-name="T84">dan </text:span><text:span text:style-name="T85">iñoren aurre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4">Bere vorondatez </text:span><text:span text:style-name="T134">loitu</text:span><text:span text:style-name="T135"> ote </text:span><text:span text:style-name="T134">dan</text:span><text:span text:style-name="T135">, edo procuratu ote deban </text:span><text:span text:style-name="T127">bere burua </text:span><text:span text:style-name="T126">loitce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Eta fiatu ote dan jaungoicoaren misericordian, sinisturic </text:span><text:span text:style-name="T84">salvatuco dala </text:span><text:span text:style-name="T85">aren medioz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6">Explicatcen naiz </text:span><text:span text:style-name="T137">clarecia gueiagoraco exemplo onequi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6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6">salvatuco naizan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6">salvatu guindece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6">salvatu</text:span> ote <text:span text:style-name="T6">dite</text:span>, eta juan gloriara, Eleiza Ama santuaren semerican baicen bester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6">eguiten diraden</text:span> aentzat baicen ez dago salvacioric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6">da salvatcen</text:span>, eta ecin arquitu ere daique salvacior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6">eguiten da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6">eguiten zate</text:span> advertenci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6">arquitcen dan</text:span> Doctrina, da guchienez persona bacoitzac bere animaren salvacioraco jaquin bear debana, <text:span text:style-name="T120">eta iracatsi bear zatena aurray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20">eta </text:span><text:span text:style-name="T121">iracatsi bear zatena</text:span><text:span text:style-name="T120"> aurray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6">estimatu bear dan</text:span> virtutea, eta nola seguitu bear zaion virtuteco videari, Cerura juateco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z ofetean.emen entzutera </text:span><text:span text:style-name="T121">ematen </text:span><text:span text:style-name="T6">dan</text:span> <text:span text:style-name="T120">gauza </text:span>da, ezen, asco <text:span text:style-name="T120">importaduco baleb erê memoriaz icastea Cartilla onetan euscaraz escrivituric </text:span>digean <text:span text:style-name="T120">guzti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6">arquitcen diraden</text:span> Cartilla onen bostgarren, eta seigarren capitulue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guinbidi</text:span> ceure vorondatea, nola Ceruan, àla lurr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zayo</text:span> Christauvari nori zor dion bere Christautasun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6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6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6">eguiten danean</text:span>, itz santu oriec esanaz bat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6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eatz andi oniri, inclinaturic </text:span>juntatcen, <text:span text:style-name="T120">edo </text:span><text:span text:style-name="T121">arritmatcen zavon</text:span><text:span text:style-name="T120"> urreneco beatz onetan aditcera ematenda Christoren naturaleza </text:span>humana <text:span text:style-name="T120">edo guizontasun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eatz andi oniri, inclinaturic </text:span>juntatcen, <text:span text:style-name="T120">edo arritmatcen zavon urreneco beatz onetan aditcera </text:span><text:span text:style-name="T121">ematenda</text:span><text:span text:style-name="T120"> Christoren naturaleza </text:span>humana <text:span text:style-name="T120">edo guizontasun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6">reducitzen dà</text:span> Christauvac jaquin bear deban Doctrin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Explicatcen dirade</text:span> Credoco Articulu gucia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20">dituzu jaquin, eta ezagutu Credoan </text:span><text:span text:style-name="T121">arquitcen diraden</text:span><text:span text:style-name="T120"> Misteryo, eta Articulu, edo sentencia brebe aec </text:span>guciac'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la </text:span>guelditu <text:span text:style-name="T120">ciraden,beguiaquin </text:span><text:span text:style-name="T121">ecusi </text:span><text:span text:style-name="T6">litezquean</text:span>, <text:span text:style-name="T120">eta ecusi ecin litezquean gauza </text:span>guciac <text:span text:style-name="T120">criaturic, edo sortur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Onela </text:span>guelditu <text:span text:style-name="T120">ciraden,beguiaquin ecusi </text:span>litezquean, <text:span text:style-name="T120">eta </text:span><text:span text:style-name="T121">ecusi</text:span><text:span text:style-name="T120"> ecin </text:span><text:span text:style-name="T121">litezquean</text:span><text:span text:style-name="T120"> gauza </text:span>guciac <text:span text:style-name="T120">criaturic, edo sorturic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rticulu onetan, bada, </text:span><text:span text:style-name="T121">d</text:span><text:span text:style-name="T6">eclaratcen da</text:span>, <text:span text:style-name="T120">Jaun</text:span>goicoaren Semea <text:span text:style-name="T120">cer modu marabillosoan guizon </text:span>eguin <text:span text:style-name="T120">z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6">eguin izanduçan</text:span> beingoan, batetan edo instante batean ber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Cerren, nola gucietan </text:span><text:span text:style-name="T6">arquitcen </text:span><text:span text:style-name="T138">dan</text:span><text:span text:style-name="T120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Bañan orregatican </text:span>erè, poderioaren <text:span text:style-name="T120">obra guciac </text:span><text:span text:style-name="T121">atribuitcen zaizca</text:span><text:span text:style-name="T120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6">atribuitcen zayo</text:span> Espiritu-Santuari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Modu onetan, </text:span>bada, <text:span text:style-name="T139">explicatcen da</text:span><text:span text:style-name="T120"> Misteryo au clarecia, eta, </text:span>noticia <text:span text:style-name="T120">gueiagoraco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sco dán adimbat izango dâ lènago </text:span><text:span text:style-name="T121">galdetu diraden</text:span><text:span text:style-name="T120"> iru gauza aec, eta orain galdetuaz, berriro essango dan gauza jaquite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20">Asco dán adimbat izango dâ lènago </text:span><text:span text:style-name="T140">galdetu diraden</text:span><text:span text:style-name="T120"> iru gauza aec, eta orain galdetuaz, berriro </text:span><text:span text:style-name="T121">essango dan</text:span><text:span text:style-name="T120"> gauza jaquite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Galdetcen zayo</text:span>, bada Christauari: Christo jayo zanean, nola guelditu zan MARIA Ama andre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6">arquitcen ciraden</text:span> Anima justuac detenitur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6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6">arquituco dirade</text:span> Jesu-Christo Juez Supremo aren presentcian, eta aurr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6">aditcen diráde</text:span>, graciaco estaduan eriotceac mundu onetan arquitu cituan ae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6">aditcen dirade</text:span>, pecatu mortaleco estaduan eriotceac mundu onetan arquitu cituan ae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6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à</text:span> pecatu mortal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6">desseatu</text:span> al <text:span text:style-name="T6">litezquean</text:span> contentu guciaqu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6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Arquitcen</text:span> ote <text:span text:style-name="T6">da</text:span> Eleiza onetan gueuren pecatuen barcacioraco remedior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6">da</text:span> guelditcen, edo <text:span text:style-name="T6">arquitcen</text:span> oguiaren iruditasuna, edo apariencia, eta oguiaren accidenteac bacarr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6">da aumentatcen</text:span>, eta repartitcen hostia aètar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6">arquitcen dà</text:span>, eta dago Hostia consagratu gucietan igualmente, edo berd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6">eguin bear diran</text:span>, eta eguingo dir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6">eguingo dir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Fedeco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da</text:span> Acto Esperantzaco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eguiten da</text:span> Acto Caridadecoa, edo Amoriozco Acto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6">ematen zayonetic</text:span> obligacio au debaná pecatu mortalaren azpi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Yracasten dà</text:span> cer Oratcio eguin bear degu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6">eguin zala</text:span> Maria Virginaren entraña garbiaet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6">piztuzan</text:span> illen artetic irugarren egun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6">il zanetic</text:span> irugarren egunean resucitatu zana illen artet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6">resucitatu zana</text:span> illen artet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1">Trinidade santuco Persona oetatic cein </text:span><text:span text:style-name="T70">eguin </text:span><text:span text:style-name="T142">zan</text:span><text:span text:style-name="T143"> </text:span><text:span text:style-name="T34">guizon?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6">eguin z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44">Articulu onetan, bada, declaratcen da, Jaungoicoaren Semea cer modu marabillosoan guizon </text:span><text:span text:style-name="T145">eguin z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6">eguin ç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6">ilzan</text:span>, cerren Jaungoicoa zan partetic (içanic espiritua) ecin il ceite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6">il ceitean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6">il çanean</text:span> Corputz Santua eta Anima Santua apartadu ote ciraden Divinidadeagand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6">apartadu</text:span> ote <text:span text:style-name="T6">ciraden</text:span> Divinidadeagandic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ciraden</text:span> beiñere <text:span text:style-name="T6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6">apartadu çanean</text:span>, nora jachi çan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6">jachi ç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6">zan jaichi</text:span> condenaturic ceuden criatura desdichatu aen lecura, baicican Limbora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6">il zanetic</text:span> sembat garren egunean resucitadu, edo piztu zan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6">piztu zan</text:span>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6">resucitadu zan</text:span> bere poderioz, eta virtutez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6">resucitadu zan</text:span>? Juntatuaz bere Anima, eta bere Corputza alcarrequi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6">il ceitean</text:span> modu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6">Resucitadu zanetic</text:span> cembatgarren egunean igo ceban Ceruetara; eta noren virtutez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6">jaichiten</text:span> ote <text:span text:style-name="T6">dà</text:span> Christo hostiara, eta calicera?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6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169">(18) [present participle + </text:span><text:span text:style-name="T170">izan</text:span><text:span text:style-name="T171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6">convertidu zan</text:span> Christoren Corputz viciaren substancian</text:p>
          </table:table-cell>
          <table:table-cell office:value-type="string" calcext:value-type="string">
            <text:p><text:span text:style-name="T172">Otxoa de Arin’s </text:span><text:span text:style-name="T173">Doctrina christianaren explicacioa</text:span><text:span text:style-name="T174"> (1713)</text:span></text:p>
          </table:table-cell>
          <table:table-cell table:style-name="ce9" office:value-type="string" calcext:value-type="string">
            <text:p><text:span text:style-name="T197">Otxoa de Arin, Joseph. 1902 </text:span><text:span text:style-name="T198">[1713]. </text:span><text:span text:style-name="T199">Doctrina christianaren explicacioa</text:span><text:span text:style-name="T19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7">Ni </text:span><text:span text:style-name="T146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7">Beira zaite </text:span><text:span text:style-name="T148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200">Elizalde, Francisco. 1735. </text:span><text:span text:style-name="T201">Apezendaco dotrina christiana uscáras</text:span><text:span text:style-name="T20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49">icusico zara </text:span><text:span text:style-name="T111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200">Elizalde, Francisco. 1735. </text:span><text:span text:style-name="T201">Apezendaco dotrina christiana uscáras</text:span><text:span text:style-name="T20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200">Elizalde, Francisco. 1735. </text:span><text:span text:style-name="T201">Apezendaco dotrina christiana uscáras</text:span><text:span text:style-name="T20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7">Erreguetan deusugu Andrea, borondate andi euqui ebanagaiti, </text:span><text:span text:style-name="T146">ofrezietan zala </text:span><text:span text:style-name="T137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203">Urkizu, Diego de. 1737. </text:span><text:span text:style-name="T204">Virgina Santissimien Errosario Santuena</text:span><text:span text:style-name="T205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50">Señale au ceñatuten dala da </text:span><text:span text:style-name="T131">santiguetan dala </text:span><text:span text:style-name="T151">ondo</text:span></text:p>
          </table:table-cell>
          <table:table-cell table:style-name="ce13" office:value-type="string" calcext:value-type="string">
            <text:p><text:span text:style-name="T165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6">Othoiztua naiz</text:span><text:span text:style-name="T137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2">Eçteçaçula gogorki trata, tentacioniaç </text:span><text:span text:style-name="T146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53">Eci eçta bere buria goratcen diana pheretchatu, bena bai </text:span><text:span text:style-name="T154">Jincouaç gora </text:span><text:span text:style-name="T155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0">cira</text:span><text:span text:style-name="T34"> eguiaçki </text:span><text:span text:style-name="T156">nitçaç</text:span><text:span text:style-name="T155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55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49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Munduaren partetic aguirienetan jaquin dan gueiena griegoz ta latinez </text:span><text:span text:style-name="T158">escribitu </text:span><text:span text:style-name="T6">iza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6">guidatuac</text:span>, beren ceruco libruac lenguage bietan escribitu cituzten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57">escribitu ta gazteai </text:span><text:span text:style-name="T159">abc</text:span><text:span text:style-name="T157">-tic asi ta eracusten</text:span><text:span text:style-name="T158"> jarri zan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6">contatu</text:span> oi <text:span text:style-name="T6">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Gazte bat aurtasunetic nola ondo </text:span><text:span text:style-name="T158">aci bear dan</text:span><text:span text:style-name="T157">, </text:span><text:span text:style-name="T159">abc</text:span><text:span text:style-name="T157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Eusquera Jaincoac nai ta menditarte oietan, beti nasgabe, beti garbi, beti seguru beregan </text:span><text:span text:style-name="T158">gorde izandu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6">esan</text:span> oi <text:span text:style-name="T6">da</text:span> edo euscaldunac esan oi dute Jaungoicoac paradisuan <text:span text:style-name="T157">Adan gure Aitari45 eusqueraz “Adan, non cera?” esan ciol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6">usatcen zala</text:span> dió gure Cornelioc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6">contatce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Munduaren partetic aguirienetan </text:span><text:span text:style-name="T158">jaquin dan</text:span><text:span text:style-name="T157"> gueiena griegoz ta latinez escribitu </text:span>izan d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Ambeste libru ondo escribitceco ta oriec bear bezala iracurtceco,</text:span>esan edo itzeguiteco bietan erregla on asco <text:span text:style-name="T6">eman di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6">Esan</text:span> oi <text:span text:style-name="T6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6">quendu diteque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57">legueco mysterio escutatu ta dotrina salvatceco bear dana, sacerdote jaunen </text:span>ministerio sagraduetan, eusqueraz baicic emen eguin ta <text:span text:style-name="T6">esan bear</text:span> ez <text:span text:style-name="T6">dal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Bada Aita Manuel </text:span>Larramendic neque gogor ta estudio esan al baño andiagoarequin ecin izango ta ecin <text:span text:style-name="T6">eguingo zan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57">bertaco ta are gueiago Franciaco libruen socorruaz, nolerebait errazago beren izquera </text:span><text:span text:style-name="T158">gorde izan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Maravilla au ondo icusi, enzun ta aditu gabe ecin, ala fede, </text:span><text:span text:style-name="T158">sinistu </text:span><text:span text:style-name="T6">liteque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6">erosten dan</text:span> gauza ezta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6">itzeguiten zan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6">ezta icusi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6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6">eragozten bazaie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6">banatu ciran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57">Alere, asco eguiequi eusquera </text:span><text:span text:style-name="T158">galdu d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6">oitu</text:span> edo <text:span text:style-name="T6">eguin diral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6">oitu bear di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57">egercicio pisca batequin seguru erdaraz bezala edo aisago euscaraz iracurtcera</text:span><text:span text:style-name="T158"> </text:span><text:span text:style-name="T6">eguingo cera</text:span></text:p>
          </table:table-cell>
          <table:table-cell table:style-name="ce64" office:value-type="string" calcext:value-type="string">
            <text:p><text:span text:style-name="T166">Kardaberaz’ </text:span><text:span text:style-name="T167">Eusqueraren berri onac</text:span><text:span text:style-name="T168"> (1761)</text:span></text:p>
          </table:table-cell>
          <table:table-cell table:style-name="ce12" office:value-type="string" calcext:value-type="string">
            <text:p>Kardaberaz, Agustin. 2004 [1761]. <text:span text:style-name="T206">Eusqueraren berri onac</text:span>. Bilbo/Bilbao: Euskaltzaindia.</text:p>
          </table:table-cell>
          <table:table-cell/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6">prestatu bear diran</text:span> Aurrentzat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6">biurtzen baciran</text:span> Jaunaga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6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6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6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6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6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6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6">confesatzen danean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6">confesatu</text:span> oi <text:span text:style-name="T6">diran</text:span> becatarien gañ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6">confesatzen diranac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6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6">confesatcen danac</text:span> cer becatu eguiten du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6">arquitzen bad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6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6">jarrico cer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6">Confesa ditecen</text:span>, ederqui dirudian gauza d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6">acusatuco ceran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6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6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6">eguiten dan</text:span> lenengo bietan hitzez adiraci da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6">adiraci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6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Cer icen </text:span><text:span text:style-name="T161">eman</text:span><text:span text:style-name="T162"> oi </text:span><text:span text:style-name="T161">zate</text:span><text:span text:style-name="T16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6">eracusten dan</text:span> bezal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6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6">eracutsico zatzu</text:span> hirugarren Part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6">eguin ditequean</text:span> exami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6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6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6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6">eguin</text:span> oi <text:span text:style-name="T6">dan</text:span> becatuan ez erortzeco asmo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6">confesatu bear</text:span> ote <text:span text:style-name="T6">dira</text:span> becatu venialac-ere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6">esan dá</text:span> bederatzi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6">arquitu diran</text:span> eran, eta adiñ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6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6">eguiten d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6">bucatzen dan</text:span> becatu larrien confesatu bea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6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6">esan zan</text:span> bostgarren Eracusaldi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6">eguiten dan</text:span> becatua ere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6">alda baditeque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6">eguiñ</text:span> oi <text:span text:style-name="T6">d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6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6">ucatu daquiela</text:span> Elizlu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, eguiaz, eta osotoro aitortzen dituala nere utseguite, ta becatuac, eta hau <text:span text:style-name="T6">eracusten da</text:span> hirugarren parte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u det, acusatzeco demboran contuz <text:span text:style-name="T6">utzi bear dirala</text:span> Confesioco Sacramentuari ongui ez dagozcan hitza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<text:span text:style-name="T6">nastutzen diran</text:span> hipui, edo contuac, baldin luzagarri ecegabe adiraci baditeque eguindaco utseguite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lferrac dira becatua esateco nastutzen diran hipui, edo contuac, baldin luzagarri ecegabe <text:span text:style-name="T6">adiraci baditeque</text:span> eguindaco utseguite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<text:span text:style-name="T6">aitortu bear dira</text:span> al dan onestidade guciarequin, becatua ezagutzeco diña baicic esaten ez dal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gatic seigarren Mandamentuaren contraco becatuac aitortu bear dira al dan onestidade guciarequin, becatua ezagutzeco diña baicic <text:span text:style-name="T6">esaten</text:span> ez <text:span text:style-name="T6">dal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6">bucatuco dan</text:span>, pen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6"> biurtcen dira</text:span> esan dituzun bost oec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6">biurtcen dira</text:span> iru oetar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6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6">zabaltzen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6">sortzen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6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6">sortzen dan</text:span> damu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6">zabaltzen dán</text:span> damuarequin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6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6">sortu</text:span> oi <text:span text:style-name="T6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6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6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raz onezco damu, edo Contricioarequin confesatzeco prestatzen bada bat, eta Elizara dijoala bidean </text:span><text:span text:style-name="T161">iltzen bada</text:span><text:span text:style-name="T162"> Confesiogabe, Cerura joango da?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6">ilco dan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6">iltzen bada</text:span> Confesiogabe, nora joango da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6">ilco dan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6">zabaltzen dana</text:span>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63">zabaltzen dana</text:span>?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6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6">hiltzen diranean</text:span>, ucatu daquiela Elizlurra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6">oroitzen</text:span> ote <text:span text:style-name="T6">nintzan</text:span> leneco Confesio, ta Comunio gaizto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6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54">Eracusaldiac</text:span> (1803)</text:p>
          </table:table-cell>
          <table:table-cell table:style-name="ce9" office:value-type="string" calcext:value-type="string">
            <text:p>Agirre, Juan B. 1803. <text:span text:style-name="T54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 table:number-rows-repeated="10480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Lodia" style:font-family-generic="roman" style:font-pitch="variable"/>
    <style:font-face style:name="Times New Roman3" svg:font-family="'Times New Roman', 'Times New Roman PS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13T12:50:26.661000000</dc:date>
    <meta:editing-duration>P1DT2H55M9S</meta:editing-duration>
    <meta:editing-cycles>617</meta:editing-cycles>
    <meta:generator>LibreOffice/7.5.2.2$Windows_X86_64 LibreOffice_project/53bb9681a964705cf672590721dbc85eb4d0c3a2</meta:generator>
    <meta:document-statistic meta:table-count="1" meta:cell-count="6206" meta:object-count="0"/>
  </office:meta>
</office:document-meta>
</file>